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</text:p>
      <text:p text:style-name="Standard"/>
      <text:list xml:id="list1933074999" text:style-name="L1">
        <text:list-item>
          <text:p text:style-name="P1">(HOMBROS IMAGE)<text:a xlink:type="simple" xlink:href="http://www.google.com/search?q=ergonomia+hombros&amp;channel=fe&amp;client=browser-ubuntu&amp;hl=en&amp;um=1&amp;ie=UTF-8&amp;tbm=isch&amp;source=og&amp;sa=N&amp;tab=wi&amp;ei=WgzkUdKCIK634API0oDoBA&amp;biw=1354&amp;bih=586&amp;sei=XgzkUan7CoXF4AP2hYDwAg#facrc=_&amp;imgdii=_&amp;imgrc=0Sq3oiEsKX1v2M%3A%3BCfzKJKg_mE7yqM%3Bhttp%253A%252F%252Fergonomia.lineaprevencion.com%252Fuploads%252Fweb%252FIMG4e79fe9b66560.jpg%3Bhttp%253A%252F%252Fergonomia.lineaprevencion.com%252Fpages%252Flesiones.php%253Fzona%253D3%3B500%3B400">http://www.google.com/search?q=ergonomia+hombros&amp;channel=fe&amp;client=browser-ubuntu&amp;hl=en&amp;um=1&amp;ie=UTF-8&amp;tbm=isch&amp;source=og&amp;sa=N&amp;tab=wi&amp;ei=WgzkUdKCIK634API0oDoBA&amp;biw=1354&amp;bih=586&amp;sei=XgzkUan7CoXF4AP2hYDwAg#facrc=_&amp;imgdii=_&amp;imgrc=0Sq3oiEsKX1v2M%3A%3BCfzKJKg_mE7yqM%3Bhttp%253A%252F%252Fergonomia.lineaprevencion.com%252Fuploads%252Fweb%252FIMG4e79fe9b66560.jpg%3Bhttp%253A%252F%252Fergonomia.lineaprevencion.com%252Fpages%252Flesiones.php%253Fzona%253D3%3B500%3B400</text:a></text:p>
        </text:list-item>
        <text:list-item>
          <text:p text:style-name="P1">(CODO IMAGEN)<text:a xlink:type="simple" xlink:href="http://www.google.com/search?hl=en&amp;gs_rn=19&amp;gs_ri=psy-ab&amp;pq=cuello+mao&amp;cp=6&amp;gs_id=19&amp;xhr=t&amp;q=cuello&amp;client=browser-ubuntu&amp;channel=fe&amp;bav=on.2,or.r_qf.&amp;bvm=bv.48705608,d.dmg&amp;biw=1354&amp;bih=586&amp;bs=1&amp;um=1&amp;ie=UTF-8&amp;tbm=isch&amp;source=og&amp;sa=N&amp;tab=wi&amp;ei=SA_kUca2NM_K4AOd-YHABw#um=1&amp;client=browser-ubuntu&amp;hl=en&amp;channel=fe&amp;tbm=isch&amp;sa=1&amp;q=CODO&amp;oq=CODO&amp;gs_l=img.3..0l9j0i10.817482.818813.23.819308.5.5.0.0.0.0.357.1033.1j2j0j2.5.0....0...1c.1.19.img.-MFnXNikD9I&amp;bav=on.2,or.r_qf.&amp;bvm=bv.48705608,d.dmg&amp;fp=74719b560db2e23a&amp;biw=1354&amp;bih=586&amp;facrc=_&amp;imgdii=_&amp;imgrc=pHh1XuaybqlYPM%3A%3BsC5CEnxQ5aFqzM%3Bhttp%253A%252F%252Fwww.suplments.com%252Fdeportistas%252Fwp-content%252Fuploads%252F2012%252F09%252Fcodo-tenista.jpg%3Bhttp%253A%252F%252Fwww.suplments.com%252Fdeportistas%252Fpor-que-se-llama-codo-de-tenista-y-como-aliviarlo%252F%3B381%3B150">http://www.google.com/search?hl=en&amp;gs_rn=19&amp;gs_ri=psy-ab&amp;pq=cuello+mao&amp;cp=6&amp;gs_id=19&amp;xhr=t&amp;q=cuello&amp;client=browser-ubuntu&amp;channel=fe&amp;bav=on.2,or.r_qf.&amp;bvm=bv.48705608,d.dmg&amp;biw=1354&amp;bih=586&amp;bs=1&amp;um=1&amp;ie=UTF-8&amp;tbm=isch&amp;source=og&amp;sa=N&amp;tab=wi&amp;ei=SA_kUca2NM_K4AOd-YHABw#um=1&amp;client=browser-ubuntu&amp;hl=en&amp;channel=fe&amp;tbm=isch&amp;sa=1&amp;q=CODO&amp;oq=CODO&amp;gs_l=img.3..0l9j0i10.817482.818813.23.819308.5.5.0.0.0.0.357.1033.1j2j0j2.5.0....0...1c.1.19.img.-MFnXNikD9I&amp;bav=on.2,or.r_qf.&amp;bvm=bv.48705608,d.dmg&amp;fp=74719b560db2e23a&amp;biw=1354&amp;bih=586&amp;facrc=_&amp;imgdii=_&amp;imgrc=pHh1XuaybqlYPM%3A%3BsC5CEnxQ5aFqzM%3Bhttp%253A%252F%252Fwww.suplments.com%252Fdeportistas%252Fwp-content%252Fuploads%252F2012%252F09%252Fcodo-tenista.jpg%3Bhttp%253A%252F%252Fwww.suplments.com%252Fdeportistas%252Fpor-que-se-llama-codo-de-tenista-y-como-aliviarlo%252F%3B381%3B150</text:a></text:p>
        </text:list-item>
        <text:list-item>
          <text:p text:style-name="P1">(CUELLO IMAGE)<text:a xlink:type="simple" xlink:href="http://www.google.com/search?hl=en&amp;gs_rn=19&amp;gs_ri=psy-ab&amp;pq=cuello+mao&amp;cp=6&amp;gs_id=19&amp;xhr=t&amp;q=cuello&amp;client=browser-ubuntu&amp;channel=fe&amp;bav=on.2,or.r_qf.&amp;bvm=bv.48705608,d.dmg&amp;biw=1354&amp;bih=586&amp;bs=1&amp;um=1&amp;ie=UTF-8&amp;tbm=isch&amp;source=og&amp;sa=N&amp;tab=wi&amp;ei=SA_kUca2NM_K4AOd-YHABw#um=1&amp;client=browser-ubuntu&amp;hl=en&amp;channel=fe&amp;tbm=isch&amp;sa=1&amp;q=+cuello+humano&amp;oq=+cuello+humano&amp;gs_l=img.3...189964.189964.20.190133.1.1.0.0.0.0.0.0..0.0....0...1c.1.19.img.Er9yV8trbK8&amp;bav=on.2,or.r_qf.&amp;bvm=bv.48705608,d.dmg&amp;fp=74719b560db2e23a&amp;biw=1354&amp;bih=586&amp;facrc=_&amp;imgdii=_&amp;imgrc=0R7Cj5AeZlTk2M%3A%3Bjlh7Mt1clc28-M%3Bhttp%253A%252F%252Fimg.youtube.com%252Fvi%252FrbMmPB3NbDs%252F0.jpg%3Bhttp%253A%252F%252Finformaciona.com%252Fanteroposterior-de-craneo%252Fvideos%3B480%3B360">http://www.google.com/search?hl=en&amp;gs_rn=19&amp;gs_ri=psy-ab&amp;pq=cuello+mao&amp;cp=6&amp;gs_id=19&amp;xhr=t&amp;q=cuello&amp;client=browser-ubuntu&amp;channel=fe&amp;bav=on.2,or.r_qf.&amp;bvm=bv.48705608,d.dmg&amp;biw=1354&amp;bih=586&amp;bs=1&amp;um=1&amp;ie=UTF-8&amp;tbm=isch&amp;source=og&amp;sa=N&amp;tab=wi&amp;ei=SA_kUca2NM_K4AOd-YHABw#um=1&amp;client=browser-ubuntu&amp;hl=en&amp;channel=fe&amp;tbm=isch&amp;sa=1&amp;q=+cuello+humano&amp;oq=+cuello+humano&amp;gs_l=img.3...189964.189964.20.190133.1.1.0.0.0.0.0.0..0.0....0...1c.1.19.img.Er9yV8trbK8&amp;bav=on.2,or.r_qf.&amp;bvm=bv.48705608,d.dmg&amp;fp=74719b560db2e23a&amp;biw=1354&amp;bih=586&amp;facrc=_&amp;imgdii=_&amp;imgrc=0R7Cj5AeZlTk2M%3A%3Bjlh7Mt1clc28-M%3Bhttp%253A%252F%252Fimg.youtube.com%252Fvi%252FrbMmPB3NbDs%252F0.jpg%3Bhttp%253A%252F%252Finformaciona.com%252Fanteroposterior-de-craneo%252Fvideos%3B480%3B360</text:a></text:p>
        </text:list-item>
        <text:list-item>
          <text:p text:style-name="P1">(COLUMNA IMAGE)<text:a xlink:type="simple" xlink:href="http://www.google.com/search?client=browser-ubuntu&amp;hl=en&amp;channel=fe&amp;biw=1354&amp;bih=586&amp;bav=on.2,or.r_qf.&amp;bvm=bv.48705608,d.dmg&amp;um=1&amp;ie=UTF-8&amp;tbm=isch&amp;source=og&amp;sa=N&amp;tab=wi&amp;ei=eB_kUeevLKHi4APhj4CoBw&amp;q=MUÑECAS%20MANO#um=1&amp;client=browser-ubuntu&amp;hl=en&amp;channel=fe&amp;tbm=isch&amp;sa=1&amp;q=columna+humana&amp;oq=columna+humana&amp;gs_l=img.3..0i19.98346.100874.1.102063.9.8.1.0.0.0.236.1126.3j3j2.8.0....0...1c.1.19.img.CPqaCgeH3_o&amp;bav=on.2,or.r_qf.&amp;fp=74719b560db2e23a&amp;biw=1354&amp;bih=586&amp;facrc=_&amp;imgdii=_&amp;imgrc=Vn1q5iTaJUM8AM%3A%3BWocUzcpi8Yh0oM%3Bhttp%253A%252F%252Fwww.anatomia3d.com%252Fspinex35.jpg%3Bhttp%253A%252F%252Fwww.anatomia3d.com%252F3dspine.html%3B350%3B513">http://www.google.com/search?client=browser-ubuntu&amp;hl=en&amp;channel=fe&amp;biw=1354&amp;bih=586&amp;bav=on.2,or.r_qf.&amp;bvm=bv.48705608,d.dmg&amp;um=1&amp;ie=UTF-8&amp;tbm=isch&amp;source=og&amp;sa=N&amp;tab=wi&amp;ei=eB_kUeevLKHi4APhj4CoBw&amp;q=MU%C3%91ECAS%20MANO#um=1&amp;client=browser-ubuntu&amp;hl=en&amp;channel=fe&amp;tbm=isch&amp;sa=1&amp;q=columna+humana&amp;oq=columna+humana&amp;gs_l=img.3..0i19.98346.100874.1.102063.9.8.1.0.0.0.236.1126.3j3j2.8.0....0...1c.1.19.img.CPqaCgeH3_o&amp;bav=on.2,or.r_qf.&amp;fp=74719b560db2e23a&amp;biw=1354&amp;bih=586&amp;facrc=_&amp;imgdii=_&amp;imgrc=Vn1q5iTaJUM8AM%3A%3BWocUzcpi8Yh0oM%3Bhttp%253A%252F%252Fwww.anatomia3d.com%252Fspinex35.jpg%3Bhttp%253A%252F%252Fwww.anatomia3d.com%252F3dspine.html%3B350%3B513</text:a></text:p>
        </text:list-item>
        <text:list-item>
          <text:p text:style-name="P1">(TALONES IMAGE)<text:a xlink:type="simple" xlink:href="http://www.google.com/search?client=browser-ubuntu&amp;hs=Zwm&amp;channel=fe&amp;hl=en&amp;q=PIERNAS&amp;bav=on.2,or.r_qf.&amp;bvm=bv.48705608,d.dmg&amp;biw=1354&amp;bih=586&amp;um=1&amp;ie=UTF-8&amp;tbm=isch&amp;source=og&amp;sa=N&amp;tab=wi&amp;ei=9CDkUa6HNu284APt6IHABA#um=1&amp;client=browser-ubuntu&amp;channel=fe&amp;hl=en&amp;tbm=isch&amp;sa=1&amp;q=talones+anatomia&amp;oq=talones+anatomia&amp;gs_l=img.3...2247.28782.15.28953.44.27.1.1.1.5.413.3053.9j11j3j0j1.24.0....0...1c.1.19.img.zUcz9XAmE6w&amp;bav=on.2,or.r_qf.&amp;bvm=bv.48705608,d.dmg&amp;fp=74719b560db2e23a&amp;biw=1354&amp;bih=586&amp;facrc=_&amp;imgdii=_&amp;imgrc=StNwFvo8s7lyQM%3A%3BTRUo7mwlGnoSpM%3Bhttp%253A%252F%252Fwww.conforpie.com%252Fwp-content%252Fuploads%252F2010%252F11%252Fdolor-talon.jpg%3Bhttp%253A%252F%252Fwww.conforpie.com%252Fafecciones%252Fdolor-en-el-talon%252F%3B335%3B251">http://www.google.com/search?client=browser-ubuntu&amp;hs=Zwm&amp;channel=fe&amp;hl=en&amp;q=PIERNAS&amp;bav=on.2,or.r_qf.&amp;bvm=bv.48705608,d.dmg&amp;biw=1354&amp;bih=586&amp;um=1&amp;ie=UTF-8&amp;tbm=isch&amp;source=og&amp;sa=N&amp;tab=wi&amp;ei=9CDkUa6HNu284APt6IHABA#um=1&amp;client=br</text:a><text:soft-page-break/><text:a xlink:type="simple" xlink:href="http://www.google.com/search?client=browser-ubuntu&amp;hs=Zwm&amp;channel=fe&amp;hl=en&amp;q=PIERNAS&amp;bav=on.2,or.r_qf.&amp;bvm=bv.48705608,d.dmg&amp;biw=1354&amp;bih=586&amp;um=1&amp;ie=UTF-8&amp;tbm=isch&amp;source=og&amp;sa=N&amp;tab=wi&amp;ei=9CDkUa6HNu284APt6IHABA#um=1&amp;client=browser-ubuntu&amp;channel=fe&amp;hl=en&amp;tbm=isch&amp;sa=1&amp;q=talones+anatomia&amp;oq=talones+anatomia&amp;gs_l=img.3...2247.28782.15.28953.44.27.1.1.1.5.413.3053.9j11j3j0j1.24.0....0...1c.1.19.img.zUcz9XAmE6w&amp;bav=on.2,or.r_qf.&amp;bvm=bv.48705608,d.dmg&amp;fp=74719b560db2e23a&amp;biw=1354&amp;bih=586&amp;facrc=_&amp;imgdii=_&amp;imgrc=StNwFvo8s7lyQM%3A%3BTRUo7mwlGnoSpM%3Bhttp%253A%252F%252Fwww.conforpie.com%252Fwp-content%252Fuploads%252F2010%252F11%252Fdolor-talon.jpg%3Bhttp%253A%252F%252Fwww.conforpie.com%252Fafecciones%252Fdolor-en-el-talon%252F%3B335%3B251">owser-ubuntu&amp;channel=fe&amp;hl=en&amp;tbm=isch&amp;sa=1&amp;q=talones+anatomia&amp;oq=talones+anatomia&amp;gs_l=img.3...2247.28782.15.28953.44.27.1.1.1.5.413.3053.9j11j3j0j1.24.0....0...1c.1.19.img.zUcz9XAmE6w&amp;bav=on.2,or.r_qf.&amp;bvm=bv.48705608,d.dmg&amp;fp=74719b560db2e23a&amp;biw=1354&amp;bih=586&amp;facrc=_&amp;imgdii=_&amp;imgrc=StNwFvo8s7lyQM%3A%3BTRUo7mwlGnoSpM%3Bhttp%253A%252F%252Fwww.conforpie.com%252Fwp-content%252Fuploads%252F2010%252F11%252Fdolor-talon.jpg%3Bhttp%253A%252F%252Fwww.conforpie.com%252Fafecciones%252Fdolor-en-el-talon%252F%3B335%3B251</text:a></text:p>
        </text:list-item>
        <text:list-item>
          <text:p text:style-name="P1"><text:a xlink:type="simple" xlink:href="http://www.youtube.com/watch?v=uYKIhmQx64g">http://www.youtube.com/watch?v=uYKIhmQx64g</text:a></text:p>
        </text:list-item>
        <text:list-item>
          <text:p text:style-name="P1"><text:a xlink:type="simple" xlink:href="http://www.slideshare.net/gaparada/pausas-activas-2437208">http://www.slideshare.net/gaparada/pausas-activas-2437208</text:a></text:p>
        </text:list-item>
        <text:list-item>
          <text:p text:style-name="P1"><text:a xlink:type="simple" xlink:href="http://www.google.com/search?q=pausas+activas&amp;channel=fe&amp;client=browser-ubuntu&amp;hl=en&amp;um=1&amp;ie=UTF-8&amp;tbm=isch&amp;source=og&amp;sa=N&amp;tab=wi&amp;ei=-brmUfavDa-44AO0_IHwAQ&amp;biw=1354&amp;bih=586&amp;sei=BbvmUc70DKv54AOR9YHACA#facrc=_&amp;imgdii=Uv4PgcLulMgKWM%3A%3BBQWGyw4dzstCGM%3BUv4PgcLulMgKWM%3A&amp;imgrc=Uv4PgcLulMgKWM%3A%3BpE1jAAF45lEhZM%3Bhttp%253A%252F%252Fwww.coloralcuadrado.com%252Fblog%252Fwp-content%252Fuploads%252F2012%252F05%252FPausasActivas1.jpg%3Bhttp%253A%252F%252Fwww.coloralcuadrado.com%252Fblog%252Fempresa-emprendimiento%252Fempresas-mas-sanas%252F%3B431%3B369">http://www.google.com/search?q=pausas+activas&amp;channel=fe&amp;client=browser-ubuntu&amp;hl=en&amp;um=1&amp;ie=UTF-8&amp;tbm=isch&amp;source=og&amp;sa=N&amp;tab=wi&amp;ei=-brmUfavDa-44AO0_IHwAQ&amp;biw=1354&amp;bih=586&amp;sei=BbvmUc70DKv54AOR9YHACA#facrc=_&amp;imgdii=Uv4PgcLulMgKWM%3A%3BBQWGyw4dzstCGM%3BUv4PgcLulMgKWM%3A&amp;imgrc=Uv4PgcLulMgKWM%3A%3BpE1jAAF45lEhZM%3Bhttp%253A%252F%252Fwww.coloralcuadrado.com%252Fblog%252Fwp-content%252Fuploads%252F2012%252F05%252FPausasActivas1.jpg%3Bhttp%253A%252F%252Fwww.coloralcuadrado.com%252Fblog%252Fempresa-emprendimiento%252Fempresas-mas-sanas%252F%3B431%3B369</text:a></text:p>
        </text:list-item>
        <text:list-item>
          <text:p text:style-name="P1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chy </meta:initial-creator>
    <meta:creation-date>2013-07-15T07:57:54</meta:creation-date>
    <dc:date>2013-07-17T09:24:47</dc:date>
    <dc:creator>rochy </dc:creator>
    <meta:editing-duration>PT3H14M7S</meta:editing-duration>
    <meta:editing-cycles>4</meta:editing-cycles>
    <meta:generator>LibreOffice/3.3$Linux LibreOffice_project/330m19$Build-202</meta:generator>
    <meta:document-statistic meta:table-count="0" meta:image-count="0" meta:object-count="0" meta:page-count="2" meta:paragraph-count="9" meta:word-count="22" meta:character-count="4173"/>
  </office:meta>
</office:document-meta>
</file>